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0600000133064DAC3B88AB0808.png" manifest:media-type="image/png"/>
  <manifest:file-entry manifest:full-path="Pictures/1000020100000400000003BB8E0D39A67F03E8F1.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tamaran" svg:font-family="Catamaran"/>
    <style:font-face style:name="Lato" svg:font-family="Lato"/>
    <style:font-face style:name="Raleway" svg:font-family="Raleway"/>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53cm" svg:stroke-color="#6f0a19" draw:stroke-linejoin="round" draw:fill="solid" draw:fill-color="#6f0a19" draw:opacity="31%"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53cm" svg:stroke-color="#006778" draw:stroke-linejoin="round" draw:fill="solid" draw:fill-color="#006778" draw:opacity="45%" draw:textarea-vertical-align="top"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53cm" svg:stroke-color="#6f0a19" draw:stroke-linejoin="round" draw:fill="solid" draw:fill-color="#353535"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53cm" svg:stroke-color="#006778" draw:stroke-linejoin="round" draw:fill="solid" draw:fill-color="#353535"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595959"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6f0a19"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006778"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5" style:family="presentation" style:parent-style-name="TITLE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6" style:family="presentation" style:parent-style-name="TITLE_5f_1-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8"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9"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0" style:family="presentation" style:parent-style-name="TITLE_5f_AND_5f_BODY-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1"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SECTION_5f_TITLE_5f_AND_5f_DESCRIPTION-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4" style:family="presentation" style:parent-style-name="SECTION_5f_TITLE_5f_AND_5f_DESCRIPTION-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5" style:family="presentation" style:parent-style-name="SECTION_5f_TITLE_5f_AND_5f_DESCRIPTION-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6" style:family="presentation" style:parent-style-name="SECTION_5f_TITLE_5f_AND_5f_DESCRIPTION-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7" style:family="presentation" style:parent-style-name="SECTION_5f_TITLE_5f_AND_5f_DESCRIPTION-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6" style:family="paragraph">
      <loext:graphic-properties draw:fill="none" draw:fill-color="#ffffff"/>
      <style:paragraph-properties fo:text-align="start" style:font-independent-line-spacing="true"/>
      <style:text-properties fo:font-size="10pt" style:font-size-asian="14pt" style:font-size-complex="14pt"/>
    </style:style>
    <style:style style:name="P7" style:family="paragraph">
      <loext:graphic-properties draw:fill="none"/>
      <style:paragraph-properties fo:text-align="start" style:font-independent-line-spacing="true"/>
      <style:text-properties fo:font-size="26pt"/>
    </style:style>
    <style:style style:name="P8"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4pt"/>
    </style:style>
    <style:style style:name="P10"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3pt"/>
    </style:style>
    <style:style style:name="P12" style:family="paragraph">
      <loext:graphic-properties draw:fill="none" draw:fill-color="#ffffff"/>
      <style:paragraph-properties fo:text-align="start" style:font-independent-line-spacing="true"/>
      <style:text-properties fo:font-size="9pt"/>
    </style:style>
    <style:style style:name="P13" style:family="paragraph">
      <style:paragraph-properties fo:margin-left="0cm" fo:margin-right="0cm" fo:margin-top="0cm" fo:margin-bottom="0.564cm" fo:line-height="115%" fo:text-align="center" fo:text-indent="0cm" style:writing-mode="lr-tb">
        <style:tab-stops>
          <style:tab-stop style:position="0cm"/>
        </style:tab-stops>
      </style:paragraph-properties>
    </style:style>
    <style:style style:name="P14" style:family="paragraph">
      <loext:graphic-properties draw:fill="solid" draw:fill-color="#6f0a19" draw:opacity="31%"/>
      <style:paragraph-properties fo:text-align="start" style:font-independent-line-spacing="true"/>
      <style:text-properties fo:font-size="14pt"/>
    </style:style>
    <style:style style:name="P15" style:family="paragraph">
      <loext:graphic-properties draw:fill="solid" draw:fill-color="#006778" draw:opacity="45%"/>
      <style:paragraph-properties fo:text-align="start" style:font-independent-line-spacing="true"/>
      <style:text-properties fo:font-size="14pt"/>
    </style:style>
    <style:style style:name="P16"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7" style:family="paragraph">
      <loext:graphic-properties draw:fill="solid" draw:fill-color="#353535"/>
      <style:paragraph-properties fo:text-align="start" style:font-independent-line-spacing="true"/>
      <style:text-properties fo:font-size="14pt"/>
    </style:style>
    <style:style style:name="P18" style:family="paragraph">
      <style:paragraph-properties fo:margin-left="0cm" fo:margin-right="0cm" fo:margin-top="0cm" fo:margin-bottom="0.564cm" fo:line-height="100%" fo:text-align="center" fo:text-indent="0cm" style:writing-mode="lr-tb">
        <style:tab-stops>
          <style:tab-stop style:position="0cm"/>
        </style:tab-stops>
      </style:paragraph-properties>
    </style:style>
    <style:style style:name="P19" style:family="paragraph">
      <style:paragraph-properties fo:margin-left="0cm" fo:margin-right="0cm" fo:margin-top="0.564cm" fo:margin-bottom="0.564cm" fo:line-height="100%" fo:text-align="center" fo:text-indent="0cm" style:writing-mode="lr-tb">
        <style:tab-stops>
          <style:tab-stop style:position="0cm"/>
        </style:tab-stops>
      </style:paragraph-properties>
    </style:style>
    <style:style style:name="P20" style:family="paragraph">
      <loext:graphic-properties draw:fill="solid" draw:fill-color="#595959"/>
      <style:paragraph-properties fo:text-align="start" style:font-independent-line-spacing="true"/>
      <style:text-properties fo:font-size="14pt"/>
    </style:style>
    <style:style style:name="P21" style:family="paragraph">
      <loext:graphic-properties draw:fill="solid" draw:fill-color="#6f0a19"/>
      <style:paragraph-properties fo:text-align="start" style:font-independent-line-spacing="true"/>
      <style:text-properties fo:font-size="14pt"/>
    </style:style>
    <style:style style:name="P22" style:family="paragraph">
      <loext:graphic-properties draw:fill="solid" draw:fill-color="#006778"/>
      <style:paragraph-properties fo:text-align="start" style:font-independent-line-spacing="true"/>
      <style:text-properties fo:font-size="14pt"/>
    </style:style>
    <style:style style:name="P23" style:family="paragraph">
      <style:paragraph-properties fo:margin-left="0cm" fo:margin-right="0cm" fo:margin-top="0cm" fo:margin-bottom="0cm" fo:line-height="115%" fo:text-align="start" fo:text-indent="0cm" style:writing-mode="lr-tb"/>
    </style:style>
    <style:style style:name="T1" style:family="text">
      <style:text-properties fo:font-variant="normal" fo:text-transform="none" fo:color="#ffffff" style:text-line-through-style="none" style:text-line-through-type="none" style:text-position="0% 100%" style:font-name="Catamaran" fo:font-size="32pt" fo:letter-spacing="normal" fo:font-style="normal" style:text-underline-style="none" fo:font-weight="bold" style:font-name-asian="Catamaran" style:font-size-asian="32pt" style:font-style-asian="normal" style:font-weight-asian="bold" style:font-name-complex="Catamaran" style:font-size-complex="32pt" style:font-style-complex="normal" style:font-weight-complex="bold"/>
    </style:style>
    <style:style style:name="T2" style:family="text">
      <style:text-properties fo:font-variant="normal" fo:text-transform="none" fo:color="#e9edee" style:text-line-through-style="none" style:text-line-through-type="none" style:text-position="0% 100%" style:font-name="Catamaran" fo:font-size="16pt" fo:letter-spacing="normal" fo:font-style="normal" style:text-underline-style="none" fo:font-weight="normal" style:font-name-asian="Catamaran" style:font-size-asian="16pt" style:font-style-asian="normal" style:font-weight-asian="normal" style:font-name-complex="Catamaran" style:font-size-complex="16pt" style:font-style-complex="normal" style:font-weight-complex="normal"/>
    </style:style>
    <style:style style:name="T3" style:family="text">
      <style:text-properties fo:font-variant="normal" fo:text-transform="none" fo:color="#e9edee" style:text-line-through-style="none" style:text-line-through-type="none" style:text-position="0% 100%" style:font-name="Catamaran" fo:font-size="10pt" fo:letter-spacing="normal" fo:font-style="normal" style:text-underline-style="none" fo:font-weight="normal" style:font-name-asian="Catamaran" style:font-size-asian="10pt" style:font-style-asian="normal" style:font-weight-asian="normal" style:font-name-complex="Catamaran" style:font-size-complex="10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atamaran" fo:font-size="26pt" fo:letter-spacing="normal" fo:font-style="normal" style:text-underline-style="none" fo:font-weight="bold" style:font-name-asian="Catamaran" style:font-size-asian="26pt" style:font-style-asian="normal" style:font-weight-asian="bold" style:font-name-complex="Catamaran" style:font-size-complex="26pt" style:font-style-complex="normal" style:font-weight-complex="bold"/>
    </style:style>
    <style:style style:name="T5" style:family="text">
      <style:text-properties fo:font-variant="normal" fo:text-transform="none" fo:color="#e9edee" style:text-line-through-style="none" style:text-line-through-type="none" style:text-position="0% 100%" style:font-name="Raleway" fo:font-size="18pt" fo:letter-spacing="normal" fo:font-style="normal" style:text-underline-style="none" fo:font-weight="normal" style:font-name-asian="Raleway" style:font-size-asian="18pt" style:font-style-asian="normal" style:font-weight-asian="normal" style:font-name-complex="Raleway" style:font-size-complex="18pt" style:font-style-complex="normal" style:font-weight-complex="normal"/>
    </style:style>
    <style:style style:name="T6" style:family="text">
      <style:text-properties fo:font-variant="normal" fo:text-transform="none" fo:color="#e9edee" style:text-line-through-style="none" style:text-line-through-type="none" style:text-position="0% 100%" style:font-name="Catamaran" fo:font-size="13pt" fo:letter-spacing="normal" fo:font-style="normal" style:text-underline-style="none" fo:font-weight="normal" style:font-name-asian="Catamaran" style:font-size-asian="13pt" style:font-style-asian="normal" style:font-weight-asian="normal" style:font-name-complex="Catamaran" style:font-size-complex="13pt" style:font-style-complex="normal" style:font-weight-complex="normal"/>
    </style:style>
    <style:style style:name="T7" style:family="text">
      <style:text-properties fo:font-variant="normal" fo:text-transform="none" fo:color="#e9edee" style:text-line-through-style="none" style:text-line-through-type="none" style:text-position="0% 100%" style:font-name="Catamaran" fo:font-size="9pt" fo:letter-spacing="normal" fo:font-style="normal" style:text-underline-style="none" fo:font-weight="normal" style:font-name-asian="Catamaran" style:font-size-asian="9pt" style:font-style-asian="normal" style:font-weight-asian="normal" style:font-name-complex="Catamaran" style:font-size-complex="9pt" style:font-style-complex="normal" style:font-weight-complex="normal"/>
    </style:style>
    <style:style style:name="T8" style:family="text">
      <style:text-properties fo:font-variant="normal" fo:text-transform="none" fo:color="#e9edee" style:text-line-through-style="none" style:text-line-through-type="none" style:text-position="0% 100%" style:font-name="Catamaran" fo:font-size="12pt" fo:letter-spacing="normal" fo:font-style="normal" style:text-underline-style="none" fo:font-weight="normal" style:font-name-asian="Catamaran" style:font-size-asian="12pt" style:font-style-asian="normal" style:font-weight-asian="normal" style:font-name-complex="Catamaran" style:font-size-complex="12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atamaran" fo:font-size="18pt" fo:letter-spacing="normal" fo:font-style="normal" style:text-underline-style="none" fo:font-weight="normal" style:font-name-asian="Catamaran" style:font-size-asian="18pt" style:font-style-asian="normal" style:font-weight-asian="normal" style:font-name-complex="Catamaran" style:font-size-complex="18pt" style:font-style-complex="normal" style:font-weight-complex="normal"/>
    </style:style>
    <style:style style:name="T10" style:family="text">
      <style:text-properties fo:font-variant="normal" fo:text-transform="none" fo:color="#e9edee"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11" style:family="text">
      <style:text-properties fo:font-variant="normal" fo:text-transform="none" fo:color="#e9edee" style:text-line-through-style="none" style:text-line-through-type="none" style:text-position="0% 100%" style:font-name="Catamaran" fo:font-size="11pt" fo:letter-spacing="normal" fo:font-style="normal" style:text-underline-style="none" fo:font-weight="bold" style:font-name-asian="Catamaran" style:font-size-asian="11pt" style:font-style-asian="normal" style:font-weight-asian="bold" style:font-name-complex="Catamaran" style:font-size-complex="11pt" style:font-style-complex="normal" style:font-weight-complex="bold"/>
    </style:style>
    <style:style style:name="T12" style:family="text">
      <style:text-properties fo:font-variant="normal" fo:text-transform="none" fo:color="#e9edee" style:text-line-through-style="none" style:text-line-through-type="none" style:text-position="0% 100%" style:font-name="Catamaran" fo:font-size="11pt" fo:letter-spacing="normal" fo:font-style="normal" style:text-underline-style="none" fo:font-weight="normal" style:font-name-asian="Catamaran" style:font-size-asian="11pt" style:font-style-asian="normal" style:font-weight-asian="normal" style:font-name-complex="Catamaran" style:font-size-complex="11pt" style:font-style-complex="normal" style:font-weight-complex="normal"/>
    </style:style>
    <style:style style:name="T13" style:family="text">
      <style:text-properties fo:font-variant="normal" fo:text-transform="none" fo:color="#00ffff" style:text-line-through-style="none" style:text-line-through-type="none" style:text-position="0% 100%" style:font-name="Catamaran" fo:font-size="11pt" fo:letter-spacing="normal" fo:font-style="normal" style:text-underline-style="solid" style:text-underline-width="auto" style:text-underline-color="font-color" fo:font-weight="normal" style:font-name-asian="Catamaran" style:font-size-asian="11pt" style:font-style-asian="normal" style:font-weight-asian="normal" style:font-name-complex="Catamaran" style:font-size-complex="11pt" style:font-style-complex="normal" style:font-weight-complex="normal"/>
    </style:style>
    <style:style style:name="T14" style:family="text">
      <style:text-properties fo:font-variant="normal" fo:text-transform="none" fo:color="#00ffff" style:text-line-through-style="none" style:text-line-through-type="none" style:text-position="0% 100%" style:font-name="Catamaran" fo:font-size="11pt" fo:letter-spacing="normal" fo:font-style="normal" style:text-underline-style="none" fo:font-weight="normal" style:font-name-asian="Catamaran" style:font-size-asian="11pt" style:font-style-asian="normal" style:font-weight-asian="normal" style:font-name-complex="Catamaran" style:font-size-complex="11pt" style:font-style-complex="normal" style:font-weight-complex="normal"/>
    </style:style>
    <style:style style:name="T15" style:family="text">
      <style:text-properties fo:font-variant="normal" fo:text-transform="none" fo:color="#6f0a19" style:text-line-through-style="none" style:text-line-through-type="none" style:text-position="0% 100%" style:font-name="Catamaran" fo:font-size="11pt" fo:letter-spacing="normal" fo:font-style="normal" style:text-underline-style="none" fo:font-weight="normal" style:font-name-asian="Catamaran" style:font-size-asian="11pt" style:font-style-asian="normal" style:font-weight-asian="normal" style:font-name-complex="Catamaran" style:font-size-complex="11pt" style:font-style-complex="normal" style:font-weight-complex="normal"/>
    </style:style>
    <style:style style:name="T16" style:family="text">
      <style:text-properties fo:font-variant="normal" fo:text-transform="none" fo:color="#e9edee" style:text-line-through-style="none" style:text-line-through-type="none" style:text-position="0% 100%" style:font-name="Catamaran" fo:font-size="11pt" fo:letter-spacing="normal" fo:font-style="italic" style:text-underline-style="none" fo:font-weight="normal" style:font-name-asian="Catamaran" style:font-size-asian="11pt" style:font-style-asian="italic" style:font-weight-asian="normal" style:font-name-complex="Catamaran" style:font-size-complex="11pt" style:font-style-complex="italic" style:font-weight-complex="normal"/>
    </style:style>
    <style:style style:name="T17" style:family="text">
      <style:text-properties fo:font-variant="normal" fo:text-transform="none" fo:color="#ffffff" style:text-line-through-style="none" style:text-line-through-type="none" style:text-position="0% 100%" style:font-name="Catamaran" fo:font-size="42pt" fo:letter-spacing="normal" fo:font-style="normal" style:text-underline-style="none" fo:font-weight="bold" style:font-name-asian="Catamaran" style:font-size-asian="42pt" style:font-style-asian="normal" style:font-weight-asian="bold" style:font-name-complex="Catamaran" style:font-size-complex="42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e9ede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e9ede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e9ede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07cm" text:min-label-width="0.863cm"/>
        <style:text-properties style:font-name="Catamaran" fo:color="#e9ede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407cm" text:min-label-width="0.863cm"/>
        <style:text-properties style:font-name="Catamaran" fo:color="#e9edee" fo:font-size="100%"/>
      </text:list-level-style-bullet>
      <text:list-level-style-bullet text:level="2" text:bullet-char="-">
        <style:list-level-properties text:space-before="1.712cm" text:min-label-width="0.828cm"/>
        <style:text-properties style:font-name="Catamaran" fo:color="#e9ede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442cm" text:min-label-width="0.828cm"/>
        <style:text-properties style:font-name="Catamaran" fo:color="#e9edee" fo:font-size="100%"/>
      </text:list-level-style-bullet>
      <text:list-level-style-bullet text:level="2" text:bullet-char="-">
        <style:list-level-properties text:space-before="1.712cm" text:min-label-width="0.828cm"/>
        <style:text-properties style:font-name="Catamaran" fo:color="#e9ede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3;p6" presentation:style-name="pr1" draw:text-style-name="P2" draw:layer="layout" svg:width="21.355cm" svg:height="4.623cm" svg:x="2.026cm" svg:y="3.673cm" presentation:class="title" presentation:user-transformed="true">
          <draw:text-box>
            <text:p text:style-name="P1"><text:span text:style-name="T1">Presentation title</text:span></text:p>
          </draw:text-box>
        </draw:frame>
        <draw:frame draw:name="Google Shape;64;p6" presentation:style-name="pr2" draw:text-style-name="P3" draw:layer="layout" svg:width="21.355cm" svg:height="2.281cm" svg:x="2.027cm" svg:y="8.814cm" presentation:class="subtitle" presentation:user-transformed="true">
          <draw:text-box>
            <text:p text:style-name="P1"><text:span text:style-name="T2">Name Surname - ID </text:span></text:p>
            <text:p text:style-name="P1"><text:span text:style-name="T2">Course name</text:span></text:p>
            <text:p text:style-name="P1"><text:span text:style-name="T2">Sapienza University of Rome</text:span></text:p>
          </draw:text-box>
        </draw:frame>
        <presentation:notes draw:style-name="dp2">
          <draw:page-thumbnail draw:name="Google Shape;60;p:notes" draw:style-name="gr1" draw:layer="layout" svg:width="16.932cm" svg:height="9.524cm" svg:x="1.059cm" svg:y="1.905cm" draw:page-number="1" presentation:class="page"/>
          <draw:frame draw:name="Google Shape;61;p:notes" presentation:style-name="pr3" draw:text-style-name="P4" draw:layer="layout" svg:width="15.239cm" svg:height="11.429cm" svg:x="1.905cm" svg:y="12.065cm" presentation:class="notes" presentation:placeholder="true" presentation:user-transformed="true">
            <draw:text-box/>
          </draw:frame>
        </presentation:notes>
      </draw:page>
      <draw:page draw:name="Table of contents" draw:style-name="dp1" draw:master-page-name="TITLE_5f_1">
        <draw:frame draw:name="Google Shape;69;p7" presentation:style-name="pr4" draw:text-style-name="P6" draw:layer="layout" svg:width="1.523cm" svg:height="1.092cm" svg:x="23.712cm" svg:y="13.194cm" presentation:class="page-number" presentation:user-transformed="true">
          <draw:text-box>
            <text:p text:style-name="P5"><text:span text:style-name="T3"><text:page-number>&lt;number&gt;</text:page-number></text:span></text:p>
          </draw:text-box>
        </draw:frame>
        <draw:frame draw:name="Google Shape;70;p7" presentation:style-name="pr5" draw:text-style-name="P7" draw:layer="layout" svg:width="21.357cm" svg:height="1.486cm" svg:x="2.021cm" svg:y="2.394cm" presentation:class="title" presentation:user-transformed="true">
          <draw:text-box>
            <text:p text:style-name="P1"><text:span text:style-name="T4">Table of contents</text:span></text:p>
          </draw:text-box>
        </draw:frame>
        <draw:custom-shape draw:name="Google Shape;71;p7" draw:style-name="gr2" draw:text-style-name="P9" draw:layer="layout" svg:width="5.947cm" svg:height="2.336cm" svg:x="4.399cm" svg:y="5.509cm">
          <text:p text:style-name="P8"><text:span text:style-name="T5">Section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7" draw:style-name="gr2" draw:text-style-name="P9" draw:layer="layout" svg:width="5.947cm" svg:height="2.336cm" svg:x="15.008cm" svg:y="5.509cm">
          <text:p text:style-name="P8"><text:span text:style-name="T5">Section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7" draw:style-name="gr2" draw:text-style-name="P9" draw:layer="layout" svg:width="5.947cm" svg:height="2.336cm" svg:x="4.399cm" svg:y="8.161cm">
          <text:p text:style-name="P8"><text:span text:style-name="T5">Section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7" draw:style-name="gr2" draw:text-style-name="P9" draw:layer="layout" svg:width="5.947cm" svg:height="2.336cm" svg:x="15.008cm" svg:y="8.161cm">
          <text:p text:style-name="P8"><text:span text:style-name="T5">Section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7" draw:style-name="gr2" draw:text-style-name="P9" draw:layer="layout" svg:width="5.947cm" svg:height="2.336cm" svg:x="4.399cm" svg:y="10.765cm">
          <text:p text:style-name="P8"><text:span text:style-name="T5">Section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7" draw:style-name="gr2" draw:text-style-name="P9" draw:layer="layout" svg:width="5.947cm" svg:height="2.336cm" svg:x="15.008cm" svg:y="10.765cm">
          <text:p text:style-name="P8"><text:span text:style-name="T5">Section 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6;g12df644b60b_0_14:notes" draw:style-name="gr1" draw:layer="layout" svg:width="16.932cm" svg:height="9.524cm" svg:x="1.059cm" svg:y="1.905cm" draw:page-number="2" presentation:class="page"/>
          <draw:frame draw:name="Google Shape;67;g12df644b60b_0_14:notes" presentation:style-name="pr6" draw:text-style-name="P4" draw:layer="layout" svg:width="15.239cm" svg:height="11.429cm" svg:x="1.905cm" svg:y="12.065cm" presentation:class="notes" presentation:placeholder="true" presentation:user-transformed="true">
            <draw:text-box/>
          </draw:frame>
        </presentation:notes>
      </draw:page>
      <draw:page draw:name="page3" draw:style-name="dp1" draw:master-page-name="TITLE_5f_AND_5f_BODY" presentation:presentation-page-layout-name="AL2T1">
        <draw:frame draw:name="Google Shape;81;p8" presentation:style-name="pr7" draw:text-style-name="P7" draw:layer="layout" svg:width="21.357cm" svg:height="1.486cm" svg:x="2.021cm" svg:y="2.394cm" presentation:class="title" presentation:user-transformed="true">
          <draw:text-box>
            <text:p text:style-name="P1"><text:span text:style-name="T4">Slide example 1</text:span></text:p>
          </draw:text-box>
        </draw:frame>
        <draw:frame draw:name="Google Shape;82;p8" presentation:style-name="pr8" draw:text-style-name="P11" draw:layer="layout" svg:width="21.357cm" svg:height="6.28cm" svg:x="2.021cm" svg:y="4.506cm" presentation:class="outline" presentation:user-transformed="true">
          <draw:text-box>
            <text:p text:style-name="P10"><text:span text:style-name="T6">Lorem ipsum dolor sit amet, consectetur adipisci elit, sed eiusmod tempor incidunt ut labore et dolore magna aliqua. Ut enim ad minim veniam, quis nostrum exercitationem ullam corporis suscipit laboriosam, nisi ut aliquid ex ea commodi consequatur. Quis aute iure reprehenderit in voluptate velit esse cillum dolore eu fugiat nulla pariatur. Excepteur sint obcaecat cupiditat non proident, sunt in culpa qui officia deserunt mollit anim id est laborum. </text:span></text:p>
          </draw:text-box>
        </draw:frame>
        <draw:frame draw:name="Google Shape;83;p8" presentation:style-name="pr9" draw:text-style-name="P6" draw:layer="layout" svg:width="1.523cm" svg:height="1.092cm" svg:x="23.712cm" svg:y="13.194cm" presentation:class="page-number" presentation:user-transformed="true">
          <draw:text-box>
            <text:p text:style-name="P5"><text:span text:style-name="T3"><text:page-number>&lt;number&gt;</text:page-number></text:span></text:p>
          </draw:text-box>
        </draw:frame>
        <draw:frame draw:name="Google Shape;84;p8" presentation:style-name="pr10" draw:text-style-name="P12" draw:layer="layout" svg:width="16.262cm" svg:height="0.93cm" svg:x="3.93cm" svg:y="13.275cm" presentation:class="subtitle" presentation:user-transformed="true">
          <draw:text-box>
            <text:p text:style-name="P10"><text:span text:style-name="T7">Presentation Title - Name Surname</text:span></text:p>
          </draw:text-box>
        </draw:frame>
        <presentation:notes draw:style-name="dp2">
          <draw:page-thumbnail draw:name="Google Shape;78;g12ade092b4f_0_5:notes" draw:style-name="gr1" draw:layer="layout" svg:width="16.932cm" svg:height="9.524cm" svg:x="1.059cm" svg:y="1.905cm" draw:page-number="3" presentation:class="page"/>
          <draw:frame draw:name="Google Shape;79;g12ade092b4f_0_5:notes" presentation:style-name="pr11" draw:text-style-name="P4" draw:layer="layout" svg:width="15.239cm" svg:height="11.429cm" svg:x="1.905cm" svg:y="12.065cm" presentation:class="notes" presentation:placeholder="true" presentation:user-transformed="true">
            <draw:text-box/>
          </draw:frame>
        </presentation:notes>
      </draw:page>
      <draw:page draw:name="page4" draw:style-name="dp1" draw:master-page-name="TITLE_5f_AND_5f_BODY" presentation:presentation-page-layout-name="AL2T1">
        <draw:frame draw:name="Google Shape;89;p9" presentation:style-name="pr7" draw:text-style-name="P7" draw:layer="layout" svg:width="21.357cm" svg:height="1.486cm" svg:x="2.021cm" svg:y="2.394cm" presentation:class="title" presentation:user-transformed="true">
          <draw:text-box>
            <text:p text:style-name="P1"><text:span text:style-name="T4">Slide example 2</text:span></text:p>
          </draw:text-box>
        </draw:frame>
        <draw:frame draw:name="Google Shape;90;p9" presentation:style-name="pr9" draw:text-style-name="P6" draw:layer="layout" svg:width="1.523cm" svg:height="1.092cm" svg:x="23.712cm" svg:y="13.194cm" presentation:class="page-number" presentation:user-transformed="true">
          <draw:text-box>
            <text:p text:style-name="P5"><text:span text:style-name="T3"><text:page-number>&lt;number&gt;</text:page-number></text:span></text:p>
          </draw:text-box>
        </draw:frame>
        <draw:frame draw:name="Google Shape;91;p9" presentation:style-name="pr8" draw:text-style-name="P11" draw:layer="layout" svg:width="21.813cm" svg:height="4.364cm" svg:x="2.021cm" svg:y="4.506cm" presentation:class="outline" presentation:user-transformed="true">
          <draw:text-box>
            <text:p text:style-name="P10"><text:span text:style-name="T6">Lorem ipsum dolor sit amet, consectetur adipisci elit, sed eiusmod tempor incidunt ut labore et dolore magna aliqua. Ut enim ad minim veniam, quis nostrum exercitationem ullam corporis suscipit laboriosam, nisi ut aliquid ex ea commodi consequatur. Quis aute iure reprehenderit in voluptate velit esse cillum dolore eu fugiat nulla pariatur. Excepteur sint obcaecat cupiditat non proident, sunt in culpa qui officia deserunt mollit anim id est laborum.</text:span></text:p>
          </draw:text-box>
        </draw:frame>
        <draw:custom-shape draw:name="Google Shape;92;p9" draw:style-name="gr3" draw:text-style-name="P14" draw:layer="layout" svg:width="8.847cm" svg:height="2.798cm" svg:x="3.572cm" svg:y="9.81cm">
          <text:p text:style-name="P13"><text:span text:style-name="T8">Lorem ipsum dolor sit amet, consectetur adipisci elit, sed eiusmod tempor incidunt ut labore et dolore magna aliqua.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3;p9" draw:style-name="gr4" draw:text-style-name="P15" draw:layer="layout" svg:width="9.705cm" svg:height="2.933cm" svg:x="12.7cm" svg:y="9.81cm">
          <text:p text:style-name="P13"><text:span text:style-name="T8">Ut enim ad minim veniam, quis nostrum exercitationem ullam corporis suscipit laboriosam, nisi ut aliquid ex ea commodi consequatu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4;p9" draw:style-name="gr5" draw:text-style-name="P17" draw:layer="layout" svg:width="6.432cm" svg:height="0.518cm" svg:x="4.971cm" svg:y="9.291cm">
          <text:p text:style-name="P16"><text:span text:style-name="T6">Ba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5;p9" draw:style-name="gr6" draw:text-style-name="P17" draw:layer="layout" svg:width="6.432cm" svg:height="0.518cm" svg:x="14.336cm" svg:y="9.291cm">
          <text:p text:style-name="P16"><text:span text:style-name="T6">Goo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96;p9" presentation:style-name="pr10" draw:text-style-name="P12" draw:layer="layout" svg:width="16.262cm" svg:height="0.93cm" svg:x="3.93cm" svg:y="13.275cm" presentation:class="subtitle" presentation:user-transformed="true">
          <draw:text-box>
            <text:p text:style-name="P10"><text:span text:style-name="T7">Presentation Title - Name Surname</text:span></text:p>
          </draw:text-box>
        </draw:frame>
        <presentation:notes draw:style-name="dp2">
          <draw:page-thumbnail draw:name="Google Shape;86;g1289395c232_45_41:notes" draw:style-name="gr1" draw:layer="layout" svg:width="16.932cm" svg:height="9.524cm" svg:x="1.059cm" svg:y="1.905cm" draw:page-number="4" presentation:class="page"/>
          <draw:frame draw:name="Google Shape;87;g1289395c232_45_41:notes" presentation:style-name="pr12" draw:text-style-name="P4" draw:layer="layout" svg:width="15.239cm" svg:height="11.429cm" svg:x="1.905cm" svg:y="12.065cm" presentation:class="notes" presentation:placeholder="true" presentation:user-transformed="true">
            <draw:text-box/>
          </draw:frame>
        </presentation:notes>
      </draw:page>
      <draw:page draw:name="page5" draw:style-name="dp1" draw:master-page-name="SECTION_5f_TITLE_5f_AND_5f_DESCRIPTION">
        <draw:frame draw:name="Google Shape;101;p10" presentation:style-name="pr13" draw:text-style-name="P7" draw:layer="layout" svg:width="9.168cm" svg:height="3.779cm" svg:x="2.139cm" svg:y="2.31cm" presentation:class="title" presentation:user-transformed="true">
          <draw:text-box>
            <text:p text:style-name="P1"><text:span text:style-name="T4">Slide example with subtitle</text:span><text:span text:style-name="T4"><text:tab/></text:span></text:p>
          </draw:text-box>
        </draw:frame>
        <draw:frame draw:name="Google Shape;102;p10" presentation:style-name="pr14" draw:text-style-name="P3" draw:layer="layout" svg:width="9.168cm" svg:height="6.679cm" svg:x="2.139cm" svg:y="6.09cm" presentation:class="subtitle" presentation:user-transformed="true">
          <draw:text-box>
            <text:p text:style-name="P1"><text:span text:style-name="T2">Lorem ipsum dolor sit amet</text:span></text:p>
          </draw:text-box>
        </draw:frame>
        <draw:frame draw:name="Google Shape;103;p10" presentation:style-name="pr15" draw:text-style-name="P11" draw:layer="layout" svg:width="9.372cm" svg:height="8.403cm" svg:x="14.339cm" svg:y="2.31cm" presentation:class="outline" presentation:user-transformed="true">
          <draw:text-box>
            <text:p text:style-name="P10"><text:span text:style-name="T6">Lorem ipsum dolor sit amet, consectetur adipisci elit, sed eiusmod tempor incidunt ut labore et dolore magna aliqua. Ut enim ad minim veniam, quis nostrum exercitationem ullam corporis suscipit laboriosam, nisi ut aliquid ex ea commodi consequatur. Quis aute iure reprehenderit in voluptate velit esse cillum dolore eu fugiat nulla pariatur. Excepteur sint obcaecat cupiditat non proident, sunt in culpa qui officia deserunt mollit anim id est laborum.</text:span></text:p>
          </draw:text-box>
        </draw:frame>
        <draw:frame draw:name="Google Shape;104;p10" presentation:style-name="pr16" draw:text-style-name="P6" draw:layer="layout" svg:width="1.523cm" svg:height="1.092cm" svg:x="23.712cm" svg:y="13.194cm" presentation:class="page-number" presentation:user-transformed="true">
          <draw:text-box>
            <text:p text:style-name="P5"><text:span text:style-name="T3"><text:page-number>&lt;number&gt;</text:page-number></text:span></text:p>
          </draw:text-box>
        </draw:frame>
        <draw:frame draw:name="Google Shape;105;p10" presentation:style-name="pr14" draw:text-style-name="P12" draw:layer="layout" svg:width="16.262cm" svg:height="0.93cm" svg:x="3.93cm" svg:y="13.275cm" presentation:class="subtitle" presentation:user-transformed="true">
          <draw:text-box>
            <text:p text:style-name="P10"><text:span text:style-name="T7">Presentation Title - Name Surname</text:span></text:p>
          </draw:text-box>
        </draw:frame>
        <presentation:notes draw:style-name="dp2">
          <draw:page-thumbnail draw:name="Google Shape;98;g12df644b60b_0_98:notes" draw:style-name="gr1" draw:layer="layout" svg:width="16.932cm" svg:height="9.524cm" svg:x="1.059cm" svg:y="1.905cm" draw:page-number="5" presentation:class="page"/>
          <draw:frame draw:name="Google Shape;99;g12df644b60b_0_98:notes" presentation:style-name="pr17" draw:text-style-name="P4" draw:layer="layout" svg:width="15.239cm" svg:height="11.429cm" svg:x="1.905cm" svg:y="12.065cm" presentation:class="notes" presentation:placeholder="true" presentation:user-transformed="true">
            <draw:text-box/>
          </draw:frame>
        </presentation:notes>
      </draw:page>
      <draw:page draw:name="page6" draw:style-name="dp1" draw:master-page-name="TITLE_5f_AND_5f_BODY" presentation:presentation-page-layout-name="AL2T1">
        <draw:frame draw:name="Google Shape;110;p11" presentation:style-name="pr9" draw:text-style-name="P6" draw:layer="layout" svg:width="1.523cm" svg:height="1.092cm" svg:x="23.712cm" svg:y="13.194cm" presentation:class="page-number" presentation:user-transformed="true">
          <draw:text-box>
            <text:p text:style-name="P5"><text:span text:style-name="T3"><text:page-number>&lt;number&gt;</text:page-number></text:span></text:p>
          </draw:text-box>
        </draw:frame>
        <draw:frame draw:name="Google Shape;111;p11" presentation:style-name="pr10" draw:text-style-name="P12" draw:layer="layout" svg:width="16.262cm" svg:height="0.93cm" svg:x="3.93cm" svg:y="13.275cm" presentation:class="subtitle" presentation:user-transformed="true">
          <draw:text-box>
            <text:p text:style-name="P10"><text:span text:style-name="T7">Presentation Title - Name Surname</text:span></text:p>
          </draw:text-box>
        </draw:frame>
        <draw:custom-shape draw:name="Google Shape;112;p11" draw:style-name="gr7" draw:text-style-name="P9" draw:layer="layout" svg:width="21.357cm" svg:height="1.486cm" svg:x="2.021cm" svg:y="2.394cm">
          <text:p text:style-name="P1"><text:span text:style-name="T4">Slide example with tim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11" draw:style-name="gr7" draw:text-style-name="P9" draw:layer="layout" svg:width="5.102cm" svg:height="1.59cm" svg:x="5.147cm" svg:y="5.475cm">
          <text:p text:style-name="P18"><text:span text:style-name="T6">Lorem ipsum dolor sit am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11" draw:style-name="gr7" draw:text-style-name="P9" draw:layer="layout" svg:width="6.612cm" svg:height="1.079cm" svg:x="4.392cm" svg:y="4.324cm">
          <text:p text:style-name="P18"><text:span text:style-name="T9">Tim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p11" draw:style-name="gr7" draw:text-style-name="P9" draw:layer="layout" svg:width="5.102cm" svg:height="1.974cm" svg:x="14.024cm" svg:y="5.475cm">
          <text:p text:style-name="P16"><text:span text:style-name="T6">Quis aute iure reprehenderit</text:span></text:p>
          <text:p text:style-name="P19"><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p11" draw:style-name="gr7" draw:text-style-name="P9" draw:layer="layout" svg:width="7.354cm" svg:height="1.079cm" svg:x="12.898cm" svg:y="4.324cm">
          <text:p text:style-name="P18"><text:span text:style-name="T9">Time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11" draw:style-name="gr7" draw:text-style-name="P9" draw:layer="layout" svg:width="10.152cm" svg:height="1.486cm" svg:x="7.105cm" svg:y="11.476cm">
          <text:p text:style-name="P18"><text:span text:style-name="T6">Ut enim ad minim veniam, quis nostrum exercitationem ullam corporis suscipit laborios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p11" draw:style-name="gr7" draw:text-style-name="P9" draw:layer="layout" svg:width="7.354cm" svg:height="1.079cm" svg:x="8.504cm" svg:y="10.396cm">
          <text:p text:style-name="P18"><text:span text:style-name="T9">Time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11" draw:style-name="gr8" draw:text-style-name="P20" draw:layer="layout" svg:width="13.89cm" svg:height="0.326cm" svg:x="5.236cm" svg:y="8.568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11" draw:style-name="gr9" draw:text-style-name="P21" draw:layer="layout" svg:width="2.222cm" svg:height="2.222cm" svg:x="6.587cm" svg:y="7.456cm">
          <text:p text:style-name="P1"/>
          <draw:enhanced-geometry draw:mirror-horizontal="false" draw:mirror-vertical="false" draw:text-areas="?f60 ?f68 ?f44 ?f52" svg:viewBox="0 0 0 0" draw:type="ooxml-blockArc" draw:modifiers="10800000 0 25000"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Google Shape;121;p11" draw:style-name="gr9" draw:text-style-name="P21" draw:layer="layout" svg:width="2.222cm" svg:height="2.222cm" svg:x="15.464cm" svg:y="7.456cm">
          <text:p text:style-name="P1"/>
          <draw:enhanced-geometry draw:mirror-horizontal="false" draw:mirror-vertical="false" draw:text-areas="?f60 ?f68 ?f44 ?f52" svg:viewBox="0 0 0 0" draw:type="ooxml-blockArc" draw:modifiers="10800000 0 25000"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Google Shape;122;p11" draw:style-name="gr10" draw:text-style-name="P22" draw:layer="layout" svg:width="2.222cm" svg:height="2.222cm" draw:transform="rotate (-3.14159265358979) translate (13.248cm 10.006cm)">
          <text:p text:style-name="P1"/>
          <draw:enhanced-geometry draw:mirror-horizontal="true" draw:mirror-vertical="false" draw:text-areas="?f60 ?f68 ?f44 ?f52" svg:viewBox="0 0 0 0" draw:type="ooxml-blockArc" draw:modifiers="10800000 0 25000"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presentation:notes draw:style-name="dp2">
          <draw:page-thumbnail draw:name="Google Shape;107;g12df644b60b_0_108:notes" draw:style-name="gr1" draw:layer="layout" svg:width="16.932cm" svg:height="9.524cm" svg:x="1.059cm" svg:y="1.905cm" draw:page-number="6" presentation:class="page"/>
          <draw:frame draw:name="Google Shape;108;g12df644b60b_0_108:notes" presentation:style-name="pr18" draw:text-style-name="P4" draw:layer="layout" svg:width="15.239cm" svg:height="11.429cm" svg:x="1.905cm" svg:y="12.065cm" presentation:class="notes" presentation:placeholder="true" presentation:user-transformed="true">
            <draw:text-box/>
          </draw:frame>
        </presentation:notes>
      </draw:page>
      <draw:page draw:name="References" draw:style-name="dp1" draw:master-page-name="TITLE_5f_AND_5f_BODY" presentation:presentation-page-layout-name="AL2T1">
        <draw:frame draw:name="Google Shape;127;p12" presentation:style-name="pr7" draw:text-style-name="P7" draw:layer="layout" svg:width="21.357cm" svg:height="1.486cm" svg:x="2.021cm" svg:y="2.394cm" presentation:class="title" presentation:user-transformed="true">
          <draw:text-box>
            <text:p text:style-name="P1"><text:span text:style-name="T4">References</text:span></text:p>
          </draw:text-box>
        </draw:frame>
        <draw:frame draw:name="Google Shape;128;p12" presentation:style-name="pr8" draw:text-style-name="P11" draw:layer="layout" svg:width="21.357cm" svg:height="10.496cm" svg:x="2.021cm" svg:y="3.881cm" presentation:class="outline" presentation:user-transformed="true">
          <draw:text-box>
            <text:list text:style-name="L8">
              <text:list-item>
                <text:p text:style-name="P23"><text:span text:style-name="T11">Papers:</text:span></text:p>
              </text:list-item>
            </text:list>
            <text:p><text:span text:style-name="T12"/></text:p>
            <text:list text:style-name="L10">
              <text:list-item>
                <text:p text:style-name="P23"><text:span text:style-name="T11">Images:</text:span></text:p>
              </text:list-item>
            </text:list>
            <text:p><text:span text:style-name="T12"/></text:p>
            <text:list text:continue-numbering="true" text:style-name="L10">
              <text:list-item>
                <text:p text:style-name="P23"><text:span text:style-name="T11">Slides: </text:span></text:p>
                <text:list>
                  <text:list-item>
                    <text:p text:style-name="P23"><text:span text:style-name="T13"><text:a xlink:href="https://github.com/pietro-nardelli/sapienza-ppt-template" xlink:type="simple">https://github.com/pietro-nardelli/sapienza-ppt-template</text:a></text:span><text:span text:style-name="T14"><text:s/></text:span><text:span text:style-name="T15"><text:line-break/></text:span><text:span text:style-name="T16">[Attribution-NonCommercial-ShareAlike 4.0 International (CC BY-NC-SA 4.0)]</text:span></text:p>
                  </text:list-item>
                </text:list>
              </text:list-item>
            </text:list>
          </draw:text-box>
        </draw:frame>
        <draw:frame draw:name="Google Shape;129;p12" presentation:style-name="pr9" draw:text-style-name="P6" draw:layer="layout" svg:width="1.523cm" svg:height="1.092cm" svg:x="23.712cm" svg:y="13.194cm" presentation:class="page-number" presentation:user-transformed="true">
          <draw:text-box>
            <text:p text:style-name="P5"><text:span text:style-name="T3"><text:page-number>&lt;number&gt;</text:page-number></text:span></text:p>
          </draw:text-box>
        </draw:frame>
        <draw:frame draw:name="Google Shape;130;p12" presentation:style-name="pr10" draw:text-style-name="P12" draw:layer="layout" svg:width="16.262cm" svg:height="0.93cm" svg:x="3.93cm" svg:y="13.275cm" presentation:class="subtitle" presentation:user-transformed="true">
          <draw:text-box>
            <text:p text:style-name="P10"><text:span text:style-name="T7">Presentation Title - Name Surname</text:span></text:p>
          </draw:text-box>
        </draw:frame>
        <presentation:notes draw:style-name="dp2">
          <draw:page-thumbnail draw:name="Google Shape;124;g12a3e01eb3d_2_0:notes" draw:style-name="gr1" draw:layer="layout" svg:width="16.932cm" svg:height="9.524cm" svg:x="1.059cm" svg:y="1.905cm" draw:page-number="7" presentation:class="page"/>
          <draw:frame draw:name="Google Shape;125;g12a3e01eb3d_2_0:notes" presentation:style-name="pr19" draw:text-style-name="P4" draw:layer="layout" svg:width="15.239cm" svg:height="11.429cm" svg:x="1.905cm" svg:y="12.065cm" presentation:class="notes" presentation:placeholder="true" presentation:user-transformed="true">
            <draw:text-box/>
          </draw:frame>
        </presentation:notes>
      </draw:page>
      <draw:page draw:name="page8" draw:style-name="dp1" draw:master-page-name="TITLE" presentation:presentation-page-layout-name="AL1T0">
        <draw:frame draw:name="Google Shape;135;p13" presentation:style-name="pr1" draw:text-style-name="P2" draw:layer="layout" svg:width="21.355cm" svg:height="2.132cm" svg:x="2.026cm" svg:y="3.673cm" presentation:class="title" presentation:user-transformed="true">
          <draw:text-box>
            <text:p text:style-name="P1"><text:span text:style-name="T17">Thank you for the attention!</text:span></text:p>
          </draw:text-box>
        </draw:frame>
        <presentation:notes draw:style-name="dp2">
          <draw:page-thumbnail draw:name="Google Shape;132;g95670f63ae_0_316:notes" draw:style-name="gr1" draw:layer="layout" svg:width="16.932cm" svg:height="9.524cm" svg:x="1.059cm" svg:y="1.905cm" draw:page-number="8" presentation:class="page"/>
          <draw:frame draw:name="Google Shape;133;g95670f63ae_0_316:notes" presentation:style-name="pr20"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tamaran" svg:font-family="Catamaran"/>
    <style:font-face style:name="Lato" svg:font-family="Lato"/>
    <style:font-face style:name="Raleway" svg:font-family="Raleway"/>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53535"/>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solid" draw:fill-color="#353535"/>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353535"/>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353535"/>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53535"/>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595959"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solid" draw:fill-color="#006778"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6f0a19"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4cm" fo:padding-right="0.254cm" fo:wrap-option="wrap"/>
    </style:style>
    <style:style style:name="M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615cm, 0.889cm, 1.789cm, 0.655cm)" draw:image-opacity="100%" style:mirror="none"/>
    </style:style>
    <style:style style:name="M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478cm, 0cm, 1.926cm, 0cm)" draw:image-opacity="100%" style:mirror="none"/>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1-backgroundobjects">
      <style:graphic-properties draw:stroke="none" draw:fill="none" draw:fill-color="#ffffff" draw:auto-grow-height="false" fo:min-height="1.27cm"/>
    </style:style>
    <style:style style:name="Mpr6" style:family="presentation" style:parent-style-name="TITLE_5f_1-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SECTION_5f_TITLE_5f_AND_5f_DESCRIPTION-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1" style:family="presentation" style:parent-style-name="SECTION_5f_TITLE_5f_AND_5f_DESCRIPTION-backgroundobjects">
      <style:graphic-properties draw:stroke="none" draw:fill="none" draw:fill-color="#ffffff" draw:auto-grow-height="false" fo:min-height="1.27cm"/>
    </style:style>
    <style:style style:name="Mpr12" style:family="presentation" style:parent-style-name="SECTION_5f_TITLE_5f_AND_5f_DESCRIPTION-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595959"/>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006778"/>
      <style:paragraph-properties fo:text-align="start" style:font-independent-line-spacing="true"/>
      <style:text-properties fo:font-size="14pt"/>
    </style:style>
    <style:style style:name="MP10" style:family="paragraph">
      <loext:graphic-properties draw:fill="solid" draw:fill-color="#6f0a19"/>
      <style:paragraph-properties fo:text-align="start" style:font-independent-line-spacing="true"/>
      <style:text-properties fo:font-size="14pt"/>
    </style:style>
    <style:style style:name="MP11"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MP12"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e9edee" style:text-line-through-style="none" style:text-line-through-type="none" style:text-position="0% 100%" style:font-name="Catamaran" fo:font-size="10pt" fo:letter-spacing="normal" fo:font-style="normal" style:text-underline-style="none" fo:font-weight="normal" style:font-name-asian="Catamaran" style:font-size-asian="10pt" style:font-style-asian="normal" style:font-weight-asian="normal" style:font-name-complex="Catamaran" style:font-size-complex="10pt" style:font-style-complex="normal" style:font-weight-complex="normal"/>
    </style:style>
    <style:style style:name="MT2" style:family="text">
      <style:text-properties fo:font-variant="normal" fo:text-transform="none" fo:color="#e9edee" style:text-line-through-style="none" style:text-line-through-type="none" style:text-position="0% 100%" style:font-name="Raleway" fo:font-size="48pt" fo:letter-spacing="normal" fo:font-style="normal" style:text-underline-style="none" fo:font-weight="normal" style:font-name-asian="Raleway" style:font-size-asian="48pt" style:font-style-asian="normal" style:font-weight-asian="normal" style:font-name-complex="Raleway" style:font-size-complex="4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p2" presentation:style-name="TITLE-title" draw:layer="backgroundobjects" svg:width="21.355cm" svg:height="4.623cm" svg:x="2.026cm" svg:y="3.673cm" presentation:class="title" presentation:placeholder="true" presentation:user-transformed="true">
        <draw:text-box/>
      </draw:frame>
      <draw:frame draw:name="Google Shape;13;p2" presentation:style-name="Mpr1" draw:text-style-name="MP7" draw:layer="backgroundobjects" svg:width="1.523cm" svg:height="1.092cm" svg:x="23.712cm" svg:y="13.194cm" presentation:class="page-number" presentation:user-transformed="true">
        <draw:text-box>
          <text:p text:style-name="MP6"><text:span text:style-name="MT1"><text:page-number>&lt;number&gt;</text:page-number></text:span></text:p>
        </draw:text-box>
      </draw:frame>
      <draw:frame draw:name="Google Shape;14;p2" draw:style-name="Mgr4" draw:text-style-name="MP8" draw:layer="backgroundobjects" svg:width="8.012cm" svg:height="7.472cm" svg:x="17.387cm" svg:y="6.815cm">
        <draw:image xlink:href="Pictures/1000020100000400000003BB8E0D39A67F03E8F1.png" xlink:type="simple" xlink:show="embed" xlink:actuate="onLoad">
          <text:p/>
        </draw:image>
      </draw:frame>
      <draw:custom-shape draw:name="Google Shape;15;p2" draw:style-name="Mgr5" draw:text-style-name="MP9" draw:layer="backgroundobjects" svg:width="1.523cm" svg:height="0.244cm" svg:x="2.307cm" svg:y="3.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p2" draw:style-name="Mgr6" draw:text-style-name="MP10" draw:layer="backgroundobjects" svg:width="1.523cm" svg:height="0.244cm" svg:x="3.831cm" svg:y="3.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1" style:display-name="TITLE_1" style:page-layout-name="PM1" draw:style-name="Mdp1">
      <draw:custom-shape draw:name="Google Shape;18;p3" draw:style-name="Mgr3" draw:text-style-name="MP5"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p3" presentation:style-name="Mpr4" draw:text-style-name="MP7" draw:layer="backgroundobjects" svg:width="1.523cm" svg:height="1.092cm" svg:x="23.712cm" svg:y="13.194cm" presentation:class="page-number" presentation:user-transformed="true">
        <draw:text-box>
          <text:p text:style-name="MP6"><text:span text:style-name="MT1"><text:page-number>&lt;number&gt;</text:page-number></text:span></text:p>
        </draw:text-box>
      </draw:frame>
      <draw:custom-shape draw:name="Google Shape;20;p3" draw:style-name="Mgr7" draw:text-style-name="MP12" draw:layer="backgroundobjects" svg:width="2.565cm" svg:height="2.336cm" svg:x="0.966cm" svg:y="5.509cm">
        <text:p text:style-name="MP11"><text:span text:style-name="M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p3" draw:style-name="Mgr7" draw:text-style-name="MP12" draw:layer="backgroundobjects" svg:width="2.565cm" svg:height="2.336cm" svg:x="0.966cm" svg:y="8.161cm">
        <text:p text:style-name="MP11"><text:span text:style-name="MT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p3" draw:style-name="Mgr7" draw:text-style-name="MP12" draw:layer="backgroundobjects" svg:width="2.565cm" svg:height="2.336cm" svg:x="11.575cm" svg:y="5.509cm">
        <text:p text:style-name="MP11"><text:span text:style-name="MT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p3" draw:style-name="Mgr7" draw:text-style-name="MP12" draw:layer="backgroundobjects" svg:width="2.565cm" svg:height="2.336cm" svg:x="11.575cm" svg:y="8.161cm">
        <text:p text:style-name="MP11"><text:span text:style-name="MT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p3" draw:style-name="Mgr6" draw:text-style-name="MP10" draw:layer="backgroundobjects" svg:width="0.073cm" svg:height="2.336cm" svg:x="3.929cm" svg:y="5.509cm">
        <text:p/>
        <draw:enhanced-geometry draw:mirror-horizontal="false" draw:mirror-vertical="false" drawooo:sub-view-size="1061 31989" draw:text-areas="0 0 ?f0 ?f1" svg:viewBox="0 0 0 0" draw:type="ooxml-non-primitive" draw:enhanced-path="M 0 0 L 0 31989 1060 31989 1060 0 Z N">
          <draw:equation draw:name="f0" draw:formula="logwidth"/>
          <draw:equation draw:name="f1" draw:formula="logheight"/>
        </draw:enhanced-geometry>
      </draw:custom-shape>
      <draw:custom-shape draw:name="Google Shape;25;p3" draw:style-name="Mgr6" draw:text-style-name="MP10" draw:layer="backgroundobjects" svg:width="0.073cm" svg:height="2.336cm" svg:x="3.929cm" svg:y="8.161cm">
        <text:p/>
        <draw:enhanced-geometry draw:mirror-horizontal="false" draw:mirror-vertical="false" drawooo:sub-view-size="1061 31989" draw:text-areas="0 0 ?f0 ?f1" svg:viewBox="0 0 0 0" draw:type="ooxml-non-primitive" draw:enhanced-path="M 0 0 L 0 31989 1060 31989 1060 0 Z N">
          <draw:equation draw:name="f0" draw:formula="logwidth"/>
          <draw:equation draw:name="f1" draw:formula="logheight"/>
        </draw:enhanced-geometry>
      </draw:custom-shape>
      <draw:custom-shape draw:name="Google Shape;26;p3" draw:style-name="Mgr5" draw:text-style-name="MP9" draw:layer="backgroundobjects" svg:width="0.073cm" svg:height="2.336cm" svg:x="14.538cm" svg:y="5.509cm">
        <text:p/>
        <draw:enhanced-geometry draw:mirror-horizontal="false" draw:mirror-vertical="false" drawooo:sub-view-size="1061 31989" draw:text-areas="0 0 ?f0 ?f1" svg:viewBox="0 0 0 0" draw:type="ooxml-non-primitive" draw:enhanced-path="M 0 0 L 0 31989 1060 31989 1060 0 Z N">
          <draw:equation draw:name="f0" draw:formula="logwidth"/>
          <draw:equation draw:name="f1" draw:formula="logheight"/>
        </draw:enhanced-geometry>
      </draw:custom-shape>
      <draw:custom-shape draw:name="Google Shape;27;p3" draw:style-name="Mgr5" draw:text-style-name="MP9" draw:layer="backgroundobjects" svg:width="0.073cm" svg:height="2.336cm" svg:x="14.538cm" svg:y="8.161cm">
        <text:p/>
        <draw:enhanced-geometry draw:mirror-horizontal="false" draw:mirror-vertical="false" drawooo:sub-view-size="1061 31989" draw:text-areas="0 0 ?f0 ?f1" svg:viewBox="0 0 0 0" draw:type="ooxml-non-primitive" draw:enhanced-path="M 0 0 L 0 31989 1060 31989 1060 0 Z N">
          <draw:equation draw:name="f0" draw:formula="logwidth"/>
          <draw:equation draw:name="f1" draw:formula="logheight"/>
        </draw:enhanced-geometry>
      </draw:custom-shape>
      <draw:frame draw:name="Google Shape;28;p3" presentation:style-name="TITLE_5f_1-title" draw:layer="backgroundobjects" svg:width="21.357cm" svg:height="1.486cm" svg:x="2.021cm" svg:y="2.394cm" presentation:class="title" presentation:placeholder="true" presentation:user-transformed="true">
        <draw:text-box/>
      </draw:frame>
      <draw:custom-shape draw:name="Google Shape;29;p3" draw:style-name="Mgr5" draw:text-style-name="MP9" draw:layer="backgroundobjects" svg:width="1.035cm" svg:height="0.127cm" draw:transform="rotate (-3.14159265358979) translate (3.335cm 2.167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p3" draw:style-name="Mgr6" draw:text-style-name="MP10" draw:layer="backgroundobjects" svg:width="1.035cm" svg:height="0.127cm" draw:transform="rotate (-3.14159265358979) translate (4.371cm 2.167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p3" draw:style-name="Mgr4" draw:text-style-name="MP8" draw:layer="backgroundobjects" svg:width="4.933cm" svg:height="4.601cm" svg:x="22.007cm" svg:y="6.689cm">
        <draw:image xlink:href="Pictures/1000020100000400000003BB8E0D39A67F03E8F1.png" xlink:type="simple" xlink:show="embed" xlink:actuate="onLoad">
          <text:p/>
        </draw:image>
      </draw:frame>
      <draw:custom-shape draw:name="Google Shape;32;p3" draw:style-name="Mgr7" draw:text-style-name="MP12" draw:layer="backgroundobjects" svg:width="2.565cm" svg:height="2.336cm" svg:x="0.966cm" svg:y="10.765cm">
        <text:p text:style-name="MP11"><text:span text:style-name="MT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p3" draw:style-name="Mgr7" draw:text-style-name="MP12" draw:layer="backgroundobjects" svg:width="2.565cm" svg:height="2.336cm" svg:x="11.575cm" svg:y="10.765cm">
        <text:p text:style-name="MP11"><text:span text:style-name="MT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p3" draw:style-name="Mgr6" draw:text-style-name="MP10" draw:layer="backgroundobjects" svg:width="0.073cm" svg:height="2.336cm" svg:x="3.929cm" svg:y="10.765cm">
        <text:p/>
        <draw:enhanced-geometry draw:mirror-horizontal="false" draw:mirror-vertical="false" drawooo:sub-view-size="1061 31989" draw:text-areas="0 0 ?f0 ?f1" svg:viewBox="0 0 0 0" draw:type="ooxml-non-primitive" draw:enhanced-path="M 0 0 L 0 31989 1060 31989 1060 0 Z N">
          <draw:equation draw:name="f0" draw:formula="logwidth"/>
          <draw:equation draw:name="f1" draw:formula="logheight"/>
        </draw:enhanced-geometry>
      </draw:custom-shape>
      <draw:custom-shape draw:name="Google Shape;35;p3" draw:style-name="Mgr5" draw:text-style-name="MP9" draw:layer="backgroundobjects" svg:width="0.073cm" svg:height="2.336cm" svg:x="14.538cm" svg:y="10.765cm">
        <text:p/>
        <draw:enhanced-geometry draw:mirror-horizontal="false" draw:mirror-vertical="false" drawooo:sub-view-size="1061 31989" draw:text-areas="0 0 ?f0 ?f1" svg:viewBox="0 0 0 0" draw:type="ooxml-non-primitive" draw:enhanced-path="M 0 0 L 0 31989 1060 31989 1060 0 Z N">
          <draw:equation draw:name="f0" draw:formula="logwidth"/>
          <draw:equation draw:name="f1" draw:formula="logheight"/>
        </draw:enhanced-geometry>
      </draw:custom-shap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Google Shape;37;p4" draw:style-name="Mgr3" draw:text-style-name="MP5"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p4" presentation:style-name="TITLE_5f_AND_5f_BODY-title" draw:layer="backgroundobjects" svg:width="21.357cm" svg:height="1.486cm" svg:x="2.021cm" svg:y="2.394cm" presentation:class="title" presentation:placeholder="true" presentation:user-transformed="true">
        <draw:text-box/>
      </draw:frame>
      <draw:frame draw:name="Google Shape;39;p4" presentation:style-name="TITLE_5f_AND_5f_BODY-outline1" draw:layer="backgroundobjects" svg:width="21.357cm" svg:height="6.28cm" svg:x="2.021cm" svg:y="4.506cm" presentation:class="outline" presentation:placeholder="true" presentation:user-transformed="true">
        <draw:text-box/>
      </draw:frame>
      <draw:frame draw:name="Google Shape;40;p4" presentation:style-name="Mpr7" draw:text-style-name="MP7" draw:layer="backgroundobjects" svg:width="1.523cm" svg:height="1.092cm" svg:x="23.712cm" svg:y="13.194cm" presentation:class="page-number" presentation:user-transformed="true">
        <draw:text-box>
          <text:p text:style-name="MP6"><text:span text:style-name="MT1"><text:page-number>&lt;number&gt;</text:page-number></text:span></text:p>
        </draw:text-box>
      </draw:frame>
      <draw:custom-shape draw:name="Google Shape;41;p4" draw:style-name="Mgr6" draw:text-style-name="MP10" draw:layer="backgroundobjects" svg:width="3.686cm" svg:height="2.815cm" svg:x="0cm" svg:y="11.47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Google Shape;42;p4" draw:style-name="Mgr8" draw:text-style-name="MP8" draw:layer="backgroundobjects" svg:width="1.404cm" svg:height="1.354cm" svg:x="0.277cm" svg:y="12.851cm">
        <draw:image xlink:href="Pictures/100002010000010600000133064DAC3B88AB0808.png" xlink:type="simple" xlink:show="embed" xlink:actuate="onLoad">
          <text:p/>
        </draw:image>
      </draw:frame>
      <draw:custom-shape draw:name="Google Shape;43;p4" draw:style-name="Mgr5" draw:text-style-name="MP9" draw:layer="backgroundobjects" svg:width="1.035cm" svg:height="0.127cm" draw:transform="rotate (-3.14159265358979) translate (3.335cm 2.167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p4" draw:style-name="Mgr6" draw:text-style-name="MP10" draw:layer="backgroundobjects" svg:width="1.035cm" svg:height="0.127cm" draw:transform="rotate (-3.14159265358979) translate (4.371cm 2.167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TITLE_5f_AND_5f_DESCRIPTION" style:display-name="SECTION_TITLE_AND_DESCRIPTION" style:page-layout-name="PM1" draw:style-name="Mdp1">
      <draw:custom-shape draw:name="Google Shape;47;p5" draw:style-name="Mgr3" draw:text-style-name="MP5" draw:layer="backgroundobjects" svg:width="12.699cm" svg:height="14.287cm" svg:x="12.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p5" presentation:style-name="SECTION_5f_TITLE_5f_AND_5f_DESCRIPTION-title" draw:layer="backgroundobjects" svg:width="9.168cm" svg:height="3.779cm" svg:x="2.139cm" svg:y="2.31cm" presentation:class="title" presentation:placeholder="true" presentation:user-transformed="true">
        <draw:text-box/>
      </draw:frame>
      <draw:frame draw:name="Google Shape;50;p5" presentation:style-name="SECTION_5f_TITLE_5f_AND_5f_DESCRIPTION-outline1" draw:layer="backgroundobjects" svg:width="9.372cm" svg:height="8.403cm" svg:x="14.339cm" svg:y="2.31cm" presentation:class="outline" presentation:placeholder="true" presentation:user-transformed="true">
        <draw:text-box/>
      </draw:frame>
      <draw:frame draw:name="Google Shape;51;p5" presentation:style-name="Mpr10" draw:text-style-name="MP7" draw:layer="backgroundobjects" svg:width="1.523cm" svg:height="1.092cm" svg:x="23.712cm" svg:y="13.194cm" presentation:class="page-number" presentation:user-transformed="true">
        <draw:text-box>
          <text:p text:style-name="MP6"><text:span text:style-name="MT1"><text:page-number>&lt;number&gt;</text:page-number></text:span></text:p>
        </draw:text-box>
      </draw:frame>
      <draw:custom-shape draw:name="Google Shape;52;p5" draw:style-name="Mgr6" draw:text-style-name="MP10" draw:layer="backgroundobjects" svg:width="3.686cm" svg:height="2.815cm" svg:x="0cm" svg:y="11.47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Google Shape;53;p5" draw:style-name="Mgr9" draw:text-style-name="MP8" draw:layer="backgroundobjects" svg:width="1.686cm" svg:height="1.354cm" svg:x="0cm" svg:y="12.77cm">
        <draw:image xlink:href="Pictures/100002010000010600000133064DAC3B88AB0808.png" xlink:type="simple" xlink:show="embed" xlink:actuate="onLoad">
          <text:p/>
        </draw:image>
      </draw:frame>
      <draw:custom-shape draw:name="Google Shape;54;p5" draw:style-name="Mgr5" draw:text-style-name="MP9" draw:layer="backgroundobjects" svg:width="1.035cm" svg:height="0.127cm" draw:transform="rotate (-3.14159265358979) translate (3.335cm 2.167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5" draw:style-name="Mgr6" draw:text-style-name="MP10" draw:layer="backgroundobjects" svg:width="1.035cm" svg:height="0.127cm" draw:transform="rotate (-3.14159265358979) translate (4.371cm 2.167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p5" draw:style-name="Mgr6" draw:text-style-name="MP10" draw:layer="backgroundobjects" svg:width="3.686cm" svg:height="2.815cm" svg:x="0cm" svg:y="11.47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Google Shape;58;p5" draw:style-name="Mgr8" draw:text-style-name="MP8" draw:layer="backgroundobjects" svg:width="1.404cm" svg:height="1.354cm" svg:x="0.277cm" svg:y="12.851cm">
        <draw:image xlink:href="Pictures/100002010000010600000133064DAC3B88AB0808.png" xlink:type="simple" xlink:show="embed" xlink:actuate="onLoad">
          <text:p/>
        </draw:image>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39"/>
    <meta:generator>LibreOfficeDev/6.0.5.2$Linux_X86_64 LibreOffice_project/</meta:generator>
  </office:meta>
</office:document-meta>
</file>